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2" svg:font-family="Ubuntu" style:font-family-generic="system" style:font-pitch="variable"/>
  </office:font-face-decls>
  <office:automatic-styles>
    <style:style style:name="P1" style:family="paragraph" style:parent-style-name="Heading_20_3" style:list-style-name="WWNum1">
      <style:paragraph-properties fo:margin-left="0in" fo:margin-right="0in" fo:text-align="center" style:justify-single-word="false" fo:text-indent="0in" style:auto-text-indent="false" style:writing-mode="lr-tb"/>
      <style:text-properties style:font-name="Ubuntu1" fo:font-weight="bold" officeooo:rsid="001f4cdc" officeooo:paragraph-rsid="0000599f" style:font-weight-asian="bold" style:font-name-complex="Ubuntu2" style:font-weight-complex="bold"/>
    </style:style>
    <style:style style:name="P2" style:family="paragraph" style:parent-style-name="Standard">
      <style:paragraph-properties fo:line-height="200%" fo:text-align="end" style:justify-single-word="false"/>
      <style:text-properties style:font-name="Ubuntu" officeooo:rsid="000971c8" officeooo:paragraph-rsid="0000599f"/>
    </style:style>
    <style:style style:name="P3" style:family="paragraph" style:parent-style-name="Standard">
      <style:paragraph-properties fo:line-height="200%" fo:text-align="center" style:justify-single-word="false"/>
      <style:text-properties style:font-name="Ubuntu" officeooo:rsid="000971c8" officeooo:paragraph-rsid="0000599f"/>
    </style:style>
    <style:style style:name="P4" style:family="paragraph" style:parent-style-name="Text_20_body">
      <style:paragraph-properties fo:line-height="115%" fo:text-align="center" style:justify-single-word="false" style:writing-mode="lr-tb"/>
      <style:text-properties style:font-name="Ubuntu1" officeooo:rsid="000270dc" officeooo:paragraph-rsid="0000599f" style:font-name-complex="Ubuntu2"/>
    </style:style>
    <style:style style:name="P5" style:family="paragraph" style:parent-style-name="Text_20_body">
      <style:paragraph-properties fo:line-height="115%" fo:text-align="center" style:justify-single-word="false" style:writing-mode="lr-tb"/>
      <style:text-properties style:font-name="Ubuntu1" officeooo:paragraph-rsid="0000599f" style:font-name-complex="Ubuntu2"/>
    </style:style>
    <style:style style:name="P6" style:family="paragraph" style:parent-style-name="Text_20_body">
      <style:paragraph-properties fo:line-height="200%" fo:text-align="end" style:justify-single-word="false" style:writing-mode="lr-tb"/>
      <style:text-properties style:font-name="Ubuntu1" officeooo:rsid="0000599f" officeooo:paragraph-rsid="0000599f" style:font-name-complex="Ubuntu2"/>
    </style:style>
    <style:style style:name="P7" style:family="paragraph" style:parent-style-name="Text_20_body">
      <style:paragraph-properties fo:line-height="200%" fo:text-align="start" style:justify-single-word="false" style:writing-mode="lr-tb"/>
      <style:text-properties style:font-name="Ubuntu1" officeooo:rsid="0000599f" officeooo:paragraph-rsid="0000599f" style:font-name-complex="Ubuntu2"/>
    </style:style>
    <style:style style:name="P8" style:family="paragraph" style:parent-style-name="Text_20_body">
      <style:paragraph-properties fo:line-height="200%" fo:text-align="start" style:justify-single-word="false" style:writing-mode="lr-tb"/>
      <style:text-properties style:font-name="Ubuntu1" officeooo:rsid="0000599f" officeooo:paragraph-rsid="0002d529" style:font-name-complex="Ubuntu2"/>
    </style:style>
    <style:style style:name="P9" style:family="paragraph" style:parent-style-name="Text_20_body">
      <style:paragraph-properties fo:line-height="200%" fo:text-align="end" style:justify-single-word="false" style:writing-mode="lr-tb"/>
      <style:text-properties style:font-name="Ubuntu1" officeooo:rsid="0002d529" officeooo:paragraph-rsid="0002d529" style:font-name-complex="Ubuntu2"/>
    </style:style>
    <style:style style:name="P10" style:family="paragraph" style:parent-style-name="Text_20_body">
      <style:paragraph-properties fo:line-height="200%" fo:text-align="end" style:justify-single-word="false" style:writing-mode="lr-tb"/>
      <style:text-properties style:font-name="Ubuntu1" officeooo:rsid="00079acf" officeooo:paragraph-rsid="00079acf" style:font-name-complex="Ubuntu2"/>
    </style:style>
    <style:style style:name="P11" style:family="paragraph" style:parent-style-name="Text_20_body">
      <style:paragraph-properties fo:line-height="200%" fo:text-align="start" style:justify-single-word="false" style:writing-mode="lr-tb"/>
      <style:text-properties style:font-name="Ubuntu1" officeooo:rsid="00079acf" officeooo:paragraph-rsid="00079acf" style:font-name-complex="Ubuntu2"/>
    </style:style>
    <style:style style:name="P12" style:family="paragraph" style:parent-style-name="Text_20_body">
      <style:paragraph-properties fo:line-height="200%" fo:text-align="start" style:justify-single-word="false" style:writing-mode="lr-tb"/>
      <style:text-properties officeooo:paragraph-rsid="000b7a93"/>
    </style:style>
    <style:style style:name="P13" style:family="paragraph" style:parent-style-name="Text_20_body">
      <style:paragraph-properties fo:line-height="200%" fo:text-align="start" style:justify-single-word="false" style:writing-mode="lr-tb"/>
      <style:text-properties officeooo:paragraph-rsid="000ad479"/>
    </style:style>
    <style:style style:name="T1" style:family="text">
      <style:text-properties officeooo:rsid="0000599f"/>
    </style:style>
    <style:style style:name="T2" style:family="text">
      <style:text-properties officeooo:rsid="00008f7d"/>
    </style:style>
    <style:style style:name="T3" style:family="text">
      <style:text-properties officeooo:rsid="00015327"/>
    </style:style>
    <style:style style:name="T4" style:family="text">
      <style:text-properties officeooo:rsid="00026498"/>
    </style:style>
    <style:style style:name="T5" style:family="text">
      <style:text-properties officeooo:rsid="0002d529"/>
    </style:style>
    <style:style style:name="T6" style:family="text">
      <style:text-properties officeooo:rsid="0004b81c"/>
    </style:style>
    <style:style style:name="T7" style:family="text">
      <style:text-properties officeooo:rsid="00059d66"/>
    </style:style>
    <style:style style:name="T8" style:family="text">
      <style:text-properties officeooo:rsid="000638fb"/>
    </style:style>
    <style:style style:name="T9" style:family="text">
      <style:text-properties officeooo:rsid="00079acf"/>
    </style:style>
    <style:style style:name="T10" style:family="text">
      <style:text-properties officeooo:rsid="000939b5"/>
    </style:style>
    <style:style style:name="T11" style:family="text">
      <style:text-properties fo:font-style="italic" officeooo:rsid="000939b5" style:font-style-asian="italic" style:font-style-complex="italic"/>
    </style:style>
    <style:style style:name="T12" style:family="text">
      <style:text-properties fo:font-style="italic" officeooo:rsid="000ad479" style:font-style-asian="italic" style:font-style-complex="italic"/>
    </style:style>
    <style:style style:name="T13" style:family="text">
      <style:text-properties fo:font-style="normal" officeooo:rsid="000939b5" style:font-style-asian="normal" style:font-style-complex="normal"/>
    </style:style>
    <style:style style:name="T14" style:family="text">
      <style:text-properties fo:font-style="normal" officeooo:rsid="000ad479" style:font-style-asian="normal" style:font-style-complex="normal"/>
    </style:style>
    <style:style style:name="T15" style:family="text">
      <style:text-properties style:font-name="Ubuntu1" fo:font-style="normal" officeooo:rsid="000939b5" style:font-style-asian="normal" style:font-name-complex="Ubuntu2" style:font-style-complex="normal"/>
    </style:style>
    <style:style style:name="T16" style:family="text">
      <style:text-properties style:font-name="Ubuntu1" fo:font-style="italic" officeooo:rsid="000939b5" style:font-style-asian="italic" style:font-name-complex="Ubuntu2" style:font-style-complex="italic"/>
    </style:style>
    <style:style style:name="T17" style:family="text">
      <style:text-properties officeooo:rsid="000ad479"/>
    </style:style>
    <style:style style:name="T18" style:family="text">
      <style:text-properties style:font-name="Ubuntu" officeooo:rsid="000939b5"/>
    </style:style>
    <style:style style:name="T19" style:family="text">
      <style:text-properties style:font-name="Ubuntu" fo:font-style="italic" officeooo:rsid="000ad479" style:font-style-asian="italic" style:font-style-complex="italic"/>
    </style:style>
    <style:style style:name="T20" style:family="text">
      <style:text-properties style:font-name="Ubuntu" fo:font-style="normal" officeooo:rsid="000ad479" style:font-style-asian="normal" style:font-style-complex="normal"/>
    </style:style>
    <style:style style:name="T21" style:family="text">
      <style:text-properties style:font-name="Ubuntu" fo:font-style="normal" officeooo:rsid="000b7a93"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p>
      <text:p text:style-name="P3"/>
      <text:p text:style-name="P3"/>
      <text:p text:style-name="P3"/>
      <text:p text:style-name="P3"/>
      <text:list xml:id="list2579875590" text:style-name="WWNum1">
        <text:list-item>
          <text:p text:style-name="P1">Discussion Board <text:span text:style-name="T1">1.1 – Code Organization</text:span></text:p>
        </text:list-item>
      </text:list>
      <text:p text:style-name="P5"/>
      <text:p text:style-name="P5"/>
      <text:p text:style-name="P5"/>
      <text:p text:style-name="P5"/>
      <text:p text:style-name="P5"/>
      <text:p text:style-name="P5">Eric McCool</text:p>
      <text:p text:style-name="P5">Bellevue University School of Science and Technology</text:p>
      <text:p text:style-name="P5">Web2<text:span text:style-name="T1">31-339A Enterprise JavaScript I</text:span></text:p>
      <text:p text:style-name="P5">Professor Krasso</text:p>
      <text:p text:style-name="P4"><text:span text:style-name="T1">October 17</text:span>, 202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2</text:p>
      <text:p text:style-name="P7"><text:tab/>This week’s discussion is on Code Organization and some general rules. The topics include naming and declaring variables and functions, indentation, and comments. These topics are then broken down further to include the ‘why’ these rules are important. </text:p>
      <text:p text:style-name="P7"><text:tab/>The first topic is the naming convention for declaring variables and functions. It is recommended that these names, <text:span text:style-name="T4">or identifiers (w3schools, 2022),</text:span> be written in ‘camel<text:span text:style-name="T2">C</text:span>ase’. <text:span text:style-name="T2">This style of naming combines multiple words run together with no spaces. The name should begin with a lowercase letter and any subsequent words begin with a capital letter e.g. camelCase or hourlyPay. </text:span><text:span text:style-name="T4">If the name requires just one word, it should be in all lowercase. </text:span><text:span text:style-name="T5">JavaScript identifiers are also case-sensitive, so firstBase and FirstBase represent two different variables (w3schools, 2022).</text:span></text:p>
      <text:p text:style-name="P7"><text:tab/><text:span text:style-name="T2">This rule is important to maintain a standard that helps to eliminate confusion and errors. <text:s/>Variables and functions should not start with a number, </text:span><text:span text:style-name="T3">as the JavaScript compiler or web browser may try to interpret the name as a value and throw an error. Underscores and the dollar sign symbols </text:span><text:span text:style-name="T4">can be used (w3schools, 2022), but </text:span><text:span text:style-name="T3">should also be avoided because these symbols can represent other methods or have a different syntax use such as using st</text:span><text:span text:style-name="T4">r</text:span><text:span text:style-name="T3">ings in the console (Mozilla, 2022). </text:span><text:span text:style-name="T4">To further avoid errors at runtime, do not use JavaScript keywords such as </text:span><text:span text:style-name="T5">new or this</text:span><text:span text:style-name="T4"> (w3schools, 2022).</text:span><text:span text:style-name="T3"> </text:span></text:p>
      <text:p text:style-name="P8"><text:tab/><text:span text:style-name="T3">The second topic is indentation. The convention for code indentation in JavaScript is to use two spaces. It is recommended </text:span><text:span text:style-name="T4">that the tab key not be used. </text:span><text:span text:style-name="T5">There are many editors and browsers and each, if not configured properly, will translate the tab function differently (</text:span><text:span text:style-name="T6">w3schools</text:span><text:span text:style-name="T5">, 2022).</text:span></text:p>
      <text:p text:style-name="P8"><text:span text:style-name="T5"><text:tab/></text:span></text:p>
      <text:p text:style-name="P9"><text:soft-page-break/>3</text:p>
      <text:p text:style-name="P8"><text:span text:style-name="T5"><text:tab/>This rule is important to maintain a clear standard. By using this standard, other developers who will work with or read the code know what to expect. This improves readability and decreases confusion </text:span><text:span text:style-name="T6">(Mozilla, 2022).</text:span></text:p>
      <text:p text:style-name="P8"><text:tab/><text:span text:style-name="T6">Lastly is rules regarding code for comments and using white space. There are both block comments and single-line comments. Here, there are many views and arguments both for and against one or the other. Mozilla suggests avoiding block comments and using single-line and in-line comments (Mozilla, 2022), whereas w3schools suggests using block comments for formal documentation (w3schools, 2022). </text:span><text:span text:style-name="T7">Another point of contention regarding comments is the use of punctuation. While Mozilla suggests no punctuation at the end of a comment (Mozilla, 2022), one of the instructor’s handouts recommends punctuation (Krasso, </text:span><text:span text:style-name="T8">2022). Seeing as how Professor Krasso is the overseeing authority, punctuation in the comments should be applied. </text:span></text:p>
      <text:p text:style-name="P8"><text:tab/><text:span text:style-name="T8">The rules for whitespace are loose due to the fact that JavaScript and some other languages ignore whitespace. Mozilla makes some recommendations on where to use spaces, particularly around operators (+, -, *, /, =). A leading space before the opening brace enclosing a block of code is also recommended (Mozilla, 2022). This is a valuable leniency and should be employed liberally in the interest of clarity and readability of code since it has no bearing on application performance.</text:span></text:p>
      <text:p text:style-name="P8"><text:tab/><text:span text:style-name="T8">All of the above mentioned rules and conventions are important. </text:span><text:span text:style-name="T9">They can increase the readability of code while reducing the chances for confusion and errors to occur. </text:span></text:p>
      <text:p text:style-name="P8"><text:tab/></text:p>
      <text:p text:style-name="P8"/>
      <text:p text:style-name="P10"><text:soft-page-break/>4</text:p>
      <text:p text:style-name="P11">References</text:p>
      <text:p text:style-name="P11">Krasso, R. <text:span text:style-name="T10">(n.d.)</text:span>. <text:span text:style-name="T11">Coding Guidelines. </text:span><text:span text:style-name="T13">Enterprise JavaScript I. Bellevue University, Bellevue, NE <text:tab/>68005, </text:span><text:span text:style-name="T14">2022</text:span><text:span text:style-name="T13">. </text:span><text:a xlink:type="simple" xlink:href="https://cyberactive.bellevue.edu/ultra/courses/_513850_1/cl/outline" text:style-name="Internet_20_link" text:visited-style-name="Visited_20_Internet_20_Link"><text:span text:style-name="T13">https://cyberactive.bellevue.edu/ultra/courses/_513850_1/cl/outline</text:span></text:a></text:p>
      <text:p text:style-name="P12"><text:span text:style-name="T15">Mozzila, 2022. </text:span><text:span text:style-name="T16">Guidelines for Styling JavaScript Code Examples. </text:span><text:span text:style-name="T15">The MDN Web Docs Project. <text:tab/>Mozilla Corporation, 1998-2022. <text:s/><text:tab/></text:span><text:a xlink:type="simple" xlink:href="https://developer.mozilla.org/en-US/docs/MDN/Writing_guidelines/" text:style-name="Internet_20_link" text:visited-style-name="Visited_20_Internet_20_Link"><text:span text:style-name="T15">https://developer.mozilla.org/en-US/docs/MDN/Writing_guidelines/</text:span></text:a></text:p>
      <text:p text:style-name="P12"><text:span text:style-name="T15"><text:tab/></text:span><text:a xlink:type="simple" xlink:href="https://developer.mozilla.org/en-US/docs/MDN/Writing_guidelines/Writing_style_guide/Code_style_guide/JavaScript#general_guidelines_for_javascript_code_examples" text:style-name="Internet_20_link" text:visited-style-name="Visited_20_Internet_20_Link"><text:span text:style-name="T15">Writing_style_guide/Code_style_guide/JavaScript</text:span></text:a></text:p>
      <text:p text:style-name="P12"><text:span text:style-name="T15"><text:tab/></text:span><text:a xlink:type="simple" xlink:href="https://developer.mozilla.org/en-US/docs/MDN/Writing_guidelines/Writing_style_guide/Code_style_guide/JavaScript#general_guidelines_for_javascript_code_examples" text:style-name="Internet_20_link" text:visited-style-name="Visited_20_Internet_20_Link"><text:span text:style-name="T15">#general_guidelines_for_javascript_code_examples</text:span></text:a></text:p>
      <text:p text:style-name="P13"><text:span text:style-name="T18">W3Schools, 2022. </text:span><text:span text:style-name="T19">JavaScript Style Guide. </text:span><text:span text:style-name="T20">JavaScript Tutorial. W3Schools.com. Refsnes Data, <text:s/><text:tab/>1999-2022. </text:span><text:a xlink:type="simple" xlink:href="https://www.w3schools.com/js/js_conventions.asp" text:style-name="Internet_20_link" text:visited-style-name="Visited_20_Internet_20_Link"><text:span text:style-name="T21">https://www.w3schools.com/js/js_conventions.asp</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7T12:11:33.449669611</meta:creation-date>
    <dc:date>2022-10-17T14:23:58.858905351</dc:date>
    <meta:editing-duration>PT8M28S</meta:editing-duration>
    <meta:editing-cycles>3</meta:editing-cycles>
    <meta:generator>LibreOffice/6.4.7.2$Linux_X86_64 LibreOffice_project/40$Build-2</meta:generator>
    <meta:document-statistic meta:table-count="0" meta:image-count="0" meta:object-count="0" meta:page-count="4" meta:paragraph-count="26" meta:word-count="594" meta:character-count="4112" meta:non-whitespace-character-count="3518"/>
  </office:meta>
</office:document-meta>
</file>